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fo:language="pt" fo:country="PT" officeooo:paragraph-rsid="01e94acb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P3" style:family="paragraph" style:parent-style-name="A2_5f_Rodape">
      <style:text-properties fo:language="pt" fo:country="PT" officeooo:paragraph-rsid="0072868d"/>
    </style:style>
    <style:style style:name="P4" style:family="paragraph" style:parent-style-name="A2_5f_Rodape">
      <style:text-properties fo:language="pt" fo:country="PT" officeooo:paragraph-rsid="014e6710"/>
    </style:style>
    <style:style style:name="P5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96d71" officeooo:paragraph-rsid="02596d71" style:text-blinking="false" fo:background-color="transparent" text:display="none" style:text-overline-style="none" style:text-overline-color="font-color"/>
    </style:style>
    <style:style style:name="P6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f73df" officeooo:paragraph-rsid="025f73df" style:text-blinking="false" fo:background-color="transparent" text:display="none" style:text-overline-style="none" style:text-overline-color="font-color"/>
    </style:style>
    <style:style style:name="P7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f9845" officeooo:paragraph-rsid="025f9845" style:text-blinking="false" fo:background-color="transparent" text:display="none" style:text-overline-style="none" style:text-overline-color="font-color"/>
    </style:style>
    <style:style style:name="P8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78c127" officeooo:paragraph-rsid="0278c127" style:text-blinking="false" fo:background-color="transparent" text:display="none" style:text-overline-style="none" style:text-overline-color="font-color"/>
    </style:style>
    <style:style style:name="P9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7bea75" style:text-blinking="false" fo:background-color="transparent" text:display="none" style:text-overline-style="none" style:text-overline-color="font-color"/>
    </style:style>
    <style:style style:name="P10" style:family="paragraph" style:parent-style-name="A4_5f_Normal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7310c3" officeooo:paragraph-rsid="02737ee0" style:text-blinking="false" fo:background-color="transparent" text:display="none" style:text-overline-style="none" style:text-overline-color="font-color"/>
    </style:style>
    <style:style style:name="P11" style:family="paragraph" style:parent-style-name="A4_5f_Normal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7458ee" officeooo:paragraph-rsid="027458ee" style:text-blinking="false" fo:background-color="transparent" text:display="none" style:text-overline-style="none" style:text-overline-color="font-color"/>
    </style:style>
    <style:style style:name="P12" style:family="paragraph" style:parent-style-name="A5_5f_Titulo2">
      <style:text-properties officeooo:rsid="0287498f" officeooo:paragraph-rsid="0287498f"/>
    </style:style>
    <style:style style:name="P13" style:family="paragraph" style:parent-style-name="A6_5f_Lista_5f_Continua" style:list-style-name="Numbering_20_1">
      <style:text-properties officeooo:paragraph-rsid="0287498f"/>
    </style:style>
    <style:style style:name="P14" style:family="paragraph" style:parent-style-name="A6_5f_Lista_5f_Continua" style:list-style-name="Numbering_20_1">
      <style:text-properties officeooo:paragraph-rsid="028902c6"/>
    </style:style>
    <style:style style:name="P15" style:family="paragraph" style:parent-style-name="A6_5f_Lista_5f_Continua" style:list-style-name="Numbering_20_1">
      <style:text-properties officeooo:paragraph-rsid="028994d7"/>
    </style:style>
    <style:style style:name="P16" style:family="paragraph" style:parent-style-name="A6_5f_Lista_5f_Continua" style:list-style-name="">
      <style:text-properties fo:color="#800080" style:text-line-through-style="none" style:text-line-through-type="none" style:text-position="sub 58%" style:font-name="Arial1" fo:font-size="10pt" fo:language="pt" fo:country="PT" style:text-underline-style="none" officeooo:rsid="02822d50" officeooo:paragraph-rsid="02822d50" style:text-blinking="false" fo:background-color="transparent" text:display="none" style:text-overline-style="none" style:text-overline-color="font-color"/>
    </style:style>
    <style:style style:name="P17" style:family="paragraph" style:parent-style-name="A6_5f_Lista_5f_Continua" style:list-style-name="">
      <style:text-properties fo:color="#800080" style:text-line-through-style="none" style:text-line-through-type="none" style:text-position="sub 58%" style:font-name="Arial1" fo:font-size="10pt" style:text-underline-style="none" officeooo:rsid="027ab120" officeooo:paragraph-rsid="027ab120" style:text-blinking="false" fo:background-color="transparent" text:display="none" style:text-overline-style="none" style:text-overline-color="font-color"/>
    </style:style>
    <style:style style:name="P18" style:family="paragraph" style:parent-style-name="A6_5f_Lista_5f_Continua">
      <style:text-properties officeooo:paragraph-rsid="0285d8f0"/>
    </style:style>
    <style:style style:name="P19" style:family="paragraph" style:parent-style-name="A6_5f_Lista_5f_Continua">
      <style:text-properties officeooo:paragraph-rsid="0287498f"/>
    </style:style>
    <style:style style:name="P20" style:family="paragraph" style:parent-style-name="A6_5f_Lista_5f_Continua">
      <style:text-properties officeooo:paragraph-rsid="028902c6"/>
    </style:style>
    <style:style style:name="P21" style:family="paragraph" style:parent-style-name="A6_5f_Lista_5f_Continua">
      <style:text-properties officeooo:paragraph-rsid="028994d7"/>
    </style:style>
    <style:style style:name="P22" style:family="paragraph" style:parent-style-name="A6_5f_Lista_5f_Continua">
      <style:text-properties officeooo:paragraph-rsid="028a1053"/>
    </style:style>
    <style:style style:name="P23" style:family="paragraph" style:parent-style-name="A6_5f_Lista_5f_Continua">
      <style:text-properties officeooo:paragraph-rsid="028b9cef"/>
    </style:style>
    <style:style style:name="P24" style:family="paragraph" style:parent-style-name="Table_20_Contents">
      <style:text-properties style:use-window-font-color="true" style:font-name="Courier New3" fo:font-size="10pt" fo:language="pt" fo:country="PT"/>
    </style:style>
    <style:style style:name="P25" style:family="paragraph" style:parent-style-name="Table_20_Contents" style:list-style-name="Numbering_20_1">
      <style:paragraph-properties fo:text-align="justify" style:justify-single-word="false"/>
      <style:text-properties style:use-window-font-color="true" style:font-name="Courier New3" fo:font-size="10pt" fo:language="pt" fo:country="PT" officeooo:paragraph-rsid="0285d8f0"/>
    </style:style>
    <style:style style:name="P26" style:family="paragraph" style:parent-style-name="Table_20_Contents">
      <style:text-properties style:use-window-font-color="true" style:font-name="Courier New3" fo:font-size="10pt" fo:language="en" fo:country="US"/>
    </style:style>
    <style:style style:name="P27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style:text-underline-style="none" officeooo:paragraph-rsid="02855add" style:text-blinking="false" fo:background-color="transparent" text:display="none" style:text-overline-style="none" style:text-overline-color="font-color"/>
    </style:style>
    <style:style style:name="P28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style:text-underline-style="none" officeooo:paragraph-rsid="0287498f" style:text-blinking="false" fo:background-color="transparent" text:display="none" style:text-overline-style="none" style:text-overline-color="font-color"/>
    </style:style>
    <style:style style:name="P29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style:text-underline-style="none" officeooo:paragraph-rsid="028994d7" style:text-blinking="false" fo:background-color="transparent" text:display="none" style:text-overline-style="none" style:text-overline-color="font-color"/>
    </style:style>
    <style:style style:name="P30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style:text-underline-style="none" officeooo:paragraph-rsid="028a1053" style:text-blinking="false" fo:background-color="transparent" text:display="none" style:text-overline-style="none" style:text-overline-color="font-color"/>
    </style:style>
    <style:style style:name="P31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style:text-underline-style="none" officeooo:paragraph-rsid="028b9cef" style:text-blinking="false" fo:background-color="transparent" text:display="none" style:text-overline-style="none" style:text-overline-color="font-color"/>
    </style:style>
    <style:style style:name="P32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fo:language="pt" fo:country="PT" style:text-underline-style="none" officeooo:paragraph-rsid="028b9cef" style:text-blinking="false" fo:background-color="transparent" text:display="none" style:text-overline-style="none" style:text-overline-color="font-color"/>
    </style:style>
    <style:style style:name="P33" style:family="paragraph" style:parent-style-name="A4_5f_Normal">
      <style:text-properties style:use-window-font-color="true" style:text-position="0% 100%" style:font-name="Courier New3" fo:font-size="10pt" fo:language="pt" fo:country="PT" officeooo:paragraph-rsid="028b9cef" text:display="true"/>
    </style:style>
    <style:style style:name="P34" style:family="paragraph" style:parent-style-name="A4_5f_Normal">
      <style:text-properties style:use-window-font-color="true" style:text-position="0% 100%" style:font-name="Courier New" fo:font-size="10pt" fo:language="pt" fo:country="PT" officeooo:rsid="028b9cef" officeooo:paragraph-rsid="028b9cef" text:display="true"/>
    </style:style>
    <style:style style:name="P35" style:family="paragraph" style:parent-style-name="A3_5f_Titulo1" style:master-page-name="Standard">
      <style:paragraph-properties style:page-number="auto"/>
      <style:text-properties officeooo:rsid="02855add" officeooo:paragraph-rsid="02855add"/>
    </style:style>
    <style:style style:name="P36" style:family="paragraph" style:parent-style-name="A3_5f_Titulo1">
      <style:text-properties officeooo:rsid="0285d8f0" officeooo:paragraph-rsid="0285d8f0"/>
    </style:style>
    <style:style style:name="P37" style:family="paragraph" style:parent-style-name="A3_5f_Titulo1">
      <style:text-properties officeooo:rsid="028b9cef" officeooo:paragraph-rsid="028b9cef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27310c3" style:font-size-asian="10pt" style:font-size-complex="10pt"/>
    </style:style>
    <style:style style:name="T3" style:family="text">
      <style:text-properties style:font-name="Courier 10 Pitch" fo:font-size="10pt" officeooo:rsid="0137499c" style:font-size-asian="10pt" style:font-size-complex="10pt"/>
    </style:style>
    <style:style style:name="T4" style:family="text">
      <style:text-properties style:font-name="Courier 10 Pitch" fo:font-size="10pt" officeooo:rsid="02855add" style:font-size-asian="10pt" style:font-size-complex="10pt"/>
    </style:style>
    <style:style style:name="T5" style:family="text">
      <style:text-properties officeooo:rsid="00fd316c"/>
    </style:style>
    <style:style style:name="T6" style:family="text">
      <style:text-properties officeooo:rsid="013190a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use-window-font-color="true" style:text-position="0% 100%" style:font-name="Courier New3" fo:font-size="10pt" fo:language="pt" fo:country="PT" text:display="true"/>
    </style:style>
    <style:style style:name="T9" style:family="text">
      <style:text-properties style:use-window-font-color="true" style:text-position="0% 100%" style:font-name="Courier New3" fo:language="pt" fo:country="PT" text:display="true"/>
    </style:style>
    <style:style style:name="T10" style:family="text">
      <style:text-properties style:use-window-font-color="true" style:text-position="0% 100%" fo:language="pt" fo:country="PT" text:display="true"/>
    </style:style>
    <style:style style:name="T11" style:family="text">
      <style:text-properties style:use-window-font-color="true" fo:language="pt" fo:country="PT" text:display="true"/>
    </style:style>
    <style:style style:name="T12" style:family="text">
      <style:text-properties officeooo:rsid="0285d8f0"/>
    </style:style>
    <style:style style:name="T13" style:family="text">
      <style:text-properties officeooo:rsid="0287498f"/>
    </style:style>
    <style:style style:name="T14" style:family="text">
      <style:text-properties text:display="true"/>
    </style:style>
    <style:style style:name="T15" style:family="text">
      <style:text-properties fo:language="pt" fo:country="PT" text:display="true"/>
    </style:style>
    <style:style style:name="T16" style:family="text">
      <style:text-properties officeooo:rsid="028902c6"/>
    </style:style>
    <style:style style:name="T17" style:family="text">
      <style:text-properties officeooo:rsid="028994d7"/>
    </style:style>
    <style:style style:name="T18" style:family="text">
      <style:text-properties officeooo:rsid="028a1053"/>
    </style:style>
    <style:style style:name="T19" style:family="text">
      <style:text-properties officeooo:rsid="028b9cef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1. Objetivos</text:h>
      <text:list xml:id="list5282761478048660355" text:style-name="Numbering_20_1">
        <text:list-item>
          <text:p text:style-name="P18">O objetivo d<text:span text:style-name="T12">o projeto</text:span> para EDOM é automatizar o máximo possível as tarefas repetitivas de programação necessários para implementar a parte de backend do MyRecipe. </text:p>
        </text:list-item>
        <text:list-item>
          <text:p text:style-name="P18">Para ser mais preciso, o objetivo é automatizar o máximo possível a programação de Ofbiz.</text:p>
        </text:list-item>
      </text:list>
      <text:h text:style-name="P36" text:outline-level="1">2. Implementação</text:h>
      <text:h text:style-name="P12" text:outline-level="2">2.1 Objetivos primários</text:h>
      <text:list xml:id="list24501096997228" text:continue-list="list5282761478048660355" text:style-name="Numbering_20_1">
        <text:list-item text:start-value="1">
          <text:p text:style-name="P25">Por isso <text:span text:style-name="T12">teremos que</text:span> projetar e implementar uma DSL textual usando EMF e EMFText. </text:p>
        </text:list-item>
        <text:list-item>
          <text:p text:style-name="P19">Vamos chamar esta linguagem "ofbiz modelo de domínio"</text:p>
          <text:list>
            <text:list-item>
              <text:p text:style-name="P19"><text:span text:style-name="T13">A</text:span> extensão do arquivo deve ser ofbiz. </text:p>
            </text:list-item>
          </text:list>
        </text:list-item>
        <text:list-item>
          <text:p text:style-name="P13">O objetivo principal é usar esta linguagem para definir todos os elementos de domínio que são necessárias para compilar o backend de MyRecipe.</text:p>
          <text:list>
            <text:list-item>
              <text:p text:style-name="P19"><text:span text:style-name="T13">E</text:span>ntidades, <text:span text:style-name="T13">S</text:span>erviços, etc.</text:p>
            </text:list-item>
          </text:list>
        </text:list-item>
        <text:list-item>
          <text:p text:style-name="P19">Basicamente deve<text:span text:style-name="T13">mos</text:span> ser capazes de gerar os seguintes <text:span text:style-name="T13">artefactos</text:span> de scripts de nossa língua de modelo de domínio (ou seja, instâncias de nossa DSL metamodelo):</text:p>
          <text:list>
            <text:list-item>
              <text:p text:style-name="P19"><text:span text:style-name="T13">O</text:span> modelo de entidade de ofbiz </text:p>
              <text:list>
                <text:list-item>
                  <text:p text:style-name="P19"><text:span text:style-name="T13">O</text:span>s arquivos do tipo entitymodel.xml de Ofbiz</text:p>
                </text:list-item>
              </text:list>
            </text:list-item>
            <text:list-item>
              <text:p text:style-name="P19">O modelo de serviço de ofbiz </text:p>
              <text:list>
                <text:list-item>
                  <text:p text:style-name="P19"><text:span text:style-name="T13">O</text:span>s arquivos do tipo services.xml de Ofbiz</text:p>
                </text:list-item>
              </text:list>
            </text:list-item>
            <text:list-item>
              <text:p text:style-name="P19"><text:span text:style-name="T13">T</text:span>ambém deve incluir a geração de métodos de java que implementam a<text:span text:style-name="T13">s operações</text:span> inserir, atualizar e excluir para <text:span text:style-name="T13">todas as </text:span>entidades</text:p>
            </text:list-item>
          </text:list>
        </text:list-item>
        <text:list-item>
          <text:p text:style-name="P19">Esta geração deve ser opcional e executado a pedido do <text:span text:style-name="T13">utilizador</text:span></text:p>
        </text:list-item>
        <text:list-item>
          <text:p text:style-name="P19">O código gerado deve ser o "padrão" para o tipo de operações e o <text:span text:style-name="T13">utilizador</text:span>/programador deve ser capaz de personalizá-lo e manter a personalização entre gerações.</text:p>
        </text:list-item>
        <text:list-item>
          <text:p text:style-name="P19">O código java para os serviços REST. </text:p>
        </text:list-item>
      </text:list>
      <text:h text:style-name="A5_5f_Titulo2" text:outline-level="2"><text:span text:style-name="T13">2.2 </text:span>Objetivos <text:span text:style-name="T13">secundários</text:span></text:h>
      <text:list xml:id="list24502539519110" text:continue-list="list24501096997228" text:style-name="Numbering_20_1">
        <text:list-item text:start-value="1">
          <text:p text:style-name="P19">Gerar diagramas de classe no papiro <text:span text:style-name="T13">a partir </text:span>de scripts do nosso modelo de domínio DSL para documentar a aplicação. </text:p>
          <text:list>
            <text:list-item>
              <text:p text:style-name="P19">Estes diagramas de classe devem retrata<text:span text:style-name="T13">r</text:span> essencialmente as entidades e as suas relações e incluir outros <text:span text:style-name="T13">aspetos</text:span> (serviços e <text:span text:style-name="T16">REST</text:span>) como comentários/anotações no diagrama. </text:p>
            </text:list-item>
          </text:list>
        </text:list-item>
        <text:list-item>
          <text:p text:style-name="P20">Tornar nossos modelos, tanto quanto possível robust<text:span text:style-name="T16">os</text:span> (portanto, um rico conjunto de validações deve ser incluído no <text:span text:style-name="T16">meta-modelo</text:span>) </text:p>
        </text:list-item>
        <text:list-item>
          <text:p text:style-name="P20"><text:span text:style-name="T16">A</text:span> DSL deve incluir a validação dos modelos (tanto quanto possíveis). </text:p>
          <text:list>
            <text:list-item>
              <text:p text:style-name="P20"><text:soft-page-break/>Por exemplo, el<text:span text:style-name="T16">a</text:span> não deve permitir tipos de dados inválidos ou associações inválidas. </text:p>
            </text:list-item>
            <text:list-item>
              <text:p text:style-name="P20">El<text:span text:style-name="T16">a</text:span> também não deve permitir <text:span text:style-name="T16">especificar </text:span><text:s/>serviços <text:span text:style-name="T16">J</text:span>ava inválido<text:span text:style-name="T16">s</text:span></text:p>
              <text:list>
                <text:list-item>
                  <text:p text:style-name="P20"><text:span text:style-name="T16">P</text:span>or exemplo:</text:p>
                  <text:list>
                    <text:list-item>
                      <text:p text:style-name="P20"><text:span text:style-name="T16">P</text:span>arâmetros inválidos no método</text:p>
                    </text:list-item>
                    <text:list-item>
                      <text:p text:style-name="P20"><text:span text:style-name="T16">E</text:span>specifica<text:span text:style-name="T16">ção</text:span> um nome inválido para o serviço de <text:span text:style-name="T16">J</text:span>ava.</text:p>
                    </text:list-item>
                  </text:list>
                </text:list-item>
              </text:list>
            </text:list-item>
            <text:list-item>
              <text:p text:style-name="P20">Embora o <text:span text:style-name="T16">objetivo</text:span> é que nossa DSL suport<text:span text:style-name="T16">e</text:span> <text:span text:style-name="T16">o maximo</text:span> possível <text:span text:style-name="T16">de</text:span> tudo <text:span text:style-name="T16">o que</text:span> é possível definir <text:span text:style-name="T16">nos modelos de</text:span> entidade<text:span text:style-name="T16">s</text:span> e serviços d<text:span text:style-name="T16">o</text:span> OFbiz </text:p>
              <text:list>
                <text:list-item>
                  <text:p text:style-name="P20"><text:span text:style-name="T16">N</text:span>ão é necessário fazer uma “implementação" <text:span text:style-name="T16">completa</text:span></text:p>
                </text:list-item>
                <text:list-item>
                  <text:p text:style-name="P20"><text:span text:style-name="T16">P</text:span>ode<text:span text:style-name="T16">mos</text:span> implementar apenas as opções necessárias que permitem a modela<text:span text:style-name="T16">ção</text:span> d<text:span text:style-name="T16">o</text:span> backend MyRecipe. </text:p>
                </text:list-item>
                <text:list-item>
                  <text:p text:style-name="P20">Contudo, <text:span text:style-name="T16">seria</text:span> interessante demonstrar que o DSL desenvolvido é capaz de suportar as definições de modelo de entidade existente de OFBiz </text:p>
                  <text:list>
                    <text:list-item>
                      <text:p text:style-name="P14"><text:span text:style-name="T16">P</text:span>or exemplo, <text:span text:style-name="T16">a DSL </text:span>pode ser usad<text:span text:style-name="T16">a</text:span> para reproduzir as definições de modelo entitymodel.xml?</text:p>
                    </text:list-item>
                  </text:list>
                </text:list-item>
              </text:list>
            </text:list-item>
          </text:list>
        </text:list-item>
      </text:list>
      <text:h text:style-name="A3_5f_Titulo1" text:outline-level="1"><text:span text:style-name="T17">3. D</text:span>etalhes <text:span text:style-name="T17">técnicos </text:span>sobre Ofbiz</text:h>
      <text:list xml:id="list24500644745945" text:continue-list="list24502539519110" text:style-name="Numbering_20_1">
        <text:list-item text:start-value="1">
          <text:p text:style-name="P21"><text:span text:style-name="T17">C</text:span>omeçar por ler o arquivo readme na pasta ofbiz do repositório.</text:p>
        </text:list-item>
        <text:list-item>
          <text:p text:style-name="P21">ODSOFT palestra 02.1</text:p>
          <text:list>
            <text:list-item>
              <text:p text:style-name="P21"><text:span text:style-name="T17">I</text:span>ntrodução ao Ofbiz</text:p>
            </text:list-item>
          </text:list>
        </text:list-item>
        <text:list-item>
          <text:p text:style-name="P21">ODSOFT palestra 03.2</text:p>
          <text:list>
            <text:list-item>
              <text:p text:style-name="P21">OFbiz <text:span text:style-name="T17">REST</text:span> Tutorial</text:p>
            </text:list-item>
          </text:list>
        </text:list-item>
        <text:list-item>
          <text:p text:style-name="P21">ODSOFT palestra 04.1</text:p>
          <text:list>
            <text:list-item>
              <text:p text:style-name="P21"><text:span text:style-name="T17">E</text:span>ntidades em Ofbiz</text:p>
            </text:list-item>
          </text:list>
        </text:list-item>
        <text:list-item>
          <text:p text:style-name="P21">ODSOFT palestra 04.2</text:p>
          <text:list>
            <text:list-item>
              <text:p text:style-name="P21"><text:span text:style-name="T17">S</text:span>erviços em Ofbiz</text:p>
            </text:list-item>
          </text:list>
        </text:list-item>
        <text:list-item>
          <text:p text:style-name="P15">"<text:span text:style-name="T17">M</text:span>otor <text:span text:style-name="T17">de Entidade </text:span>por exemplo" </text:p>
          <text:list>
            <text:list-item>
              <text:p text:style-name="P15">Apêndice do "Apache OFBiz Cookbook" </text:p>
            </text:list-item>
          </text:list>
        </text:list-item>
        <text:list-item>
          <text:p text:style-name="P15"><text:span text:style-name="T17">G</text:span>uia do motor de serviço<text:span text:style-name="T17">s</text:span></text:p>
        </text:list-item>
        <text:list-item>
          <text:p text:style-name="P15"><text:span text:style-name="T17">C</text:span>lasse <text:span text:style-name="T17">laboratorial </text:span>03: </text:p>
          <text:list>
            <text:list-item>
              <text:p text:style-name="P15"><text:span text:style-name="T17">E</text:span>xercício 2</text:p>
              <text:list>
                <text:list-item>
                  <text:p text:style-name="P15"><text:span text:style-name="T17">I</text:span>ntrodução ao OFbiz (explica como criar um novo componente em OFbiz) </text:p>
                </text:list-item>
              </text:list>
            </text:list-item>
          </text:list>
        </text:list-item>
        <text:list-item>
          <text:p text:style-name="P22"><text:span text:style-name="T18">É possivel</text:span> encontrar o xsd com os detalhes sobre as definições de entidade e serviço em:</text:p>
          <text:list>
            <text:list-item>
              <text:p text:style-name="P22">ofbiz/framework/entity/dtd/entitymodel.xsd</text:p>
              <text:list>
                <text:list-item>
                  <text:p text:style-name="P22"><text:span text:style-name="T18">P</text:span>para entidades</text:p>
                </text:list-item>
              </text:list>
            </text:list-item>
            <text:list-item>
              <text:p text:style-name="P22">ofbiz/framework/service/dtd/services.xsd</text:p>
              <text:list>
                <text:list-item>
                  <text:p text:style-name="P22"><text:span text:style-name="T18">P</text:span>ara serviços</text:p>
                </text:list-item>
              </text:list>
            </text:list-item>
          </text:list>
        </text:list-item>
        <text:list-item>
          <text:p text:style-name="P22"><text:span text:style-name="T18">É possível </text:span>encontrar exemplos da execução d<text:span text:style-name="T18">e</text:span> serviços <text:span text:style-name="T18">REST </text:span>em ofbiz na pasta:</text:p>
          <text:list>
            <text:list-item>
              <text:p text:style-name="P22"><text:span text:style-name="T18">ofbiz/hotdeploy/restcomponent</text:span></text:p>
            </text:list-item>
            <text:list-item>
              <text:p text:style-name="P22"><text:soft-page-break/>Lá tem o exemplo completo de um serviço REST para a entidade de "Produto" de OFBiz. </text:p>
            </text:list-item>
          </text:list>
        </text:list-item>
      </text:list>
      <text:h text:style-name="P37" text:outline-level="1">4. Trabalho a entregar</text:h>
      <text:list xml:id="list24502308769894" text:continue-list="list24500644745945" text:style-name="Numbering_20_1">
        <text:list-item text:start-value="1">
          <text:p text:style-name="P23">Na primeira apresentação, os alunos devem apresentar uma primeira versão do relatório técnico (PR1) que (neste momento) só precisa conter:</text:p>
          <text:list>
            <text:list-item>
              <text:p text:style-name="P23"><text:span text:style-name="T19">U</text:span>m plano de solução com alguma documentação técnica de alto nível tais como: </text:p>
              <text:list>
                <text:list-item>
                  <text:p text:style-name="P23"><text:span text:style-name="T19">D</text:span>iagrama de atividade ilustrando a solução <text:span text:style-name="T19">idealizada</text:span></text:p>
                  <text:list>
                    <text:list-item>
                      <text:p text:style-name="P23"><text:span text:style-name="T19">Contendo a</text:span> descrição dos principais objetos e tarefas <text:span text:style-name="T19">existentes no</text:span> diagrama</text:p>
                      <text:list>
                        <text:list-item>
                          <text:p text:style-name="P23"><text:span text:style-name="T19">E</text:span>specialmente tarefas de transformação</text:p>
                        </text:list-item>
                      </text:list>
                    </text:list-item>
                  </text:list>
                </text:list-item>
                <text:list-item>
                  <text:p text:style-name="P23"><text:s/><text:span text:style-name="T19">P</text:span>rincipais conceitos a ser<text:span text:style-name="T19">em</text:span> usado<text:span text:style-name="T19">s</text:span> no meta-modelo d<text:span text:style-name="T19">a</text:span> nov<text:span text:style-name="T19">a</text:span> DSL</text:p>
                  <text:list>
                    <text:list-item>
                      <text:p text:style-name="P23"><text:span text:style-name="T19">J</text:span>ustificação com base em elementos dos arquivos xsd para entidades e serviços, bem como características do código <text:span text:style-name="T19">REST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A apresentação final inclui</text:p>
          <text:list>
            <text:list-item>
              <text:p text:style-name="P23"><text:span text:style-name="T19">A </text:span>apresentação de um relatório técnico do projeto (FR)</text:p>
              <text:list>
                <text:list-item>
                  <text:p text:style-name="P23"><text:span text:style-name="T19">Com </text:span>os vários <text:span text:style-name="T19">artefactos</text:span> técnicos, que devem ambos estar presentes no repositório da equipe até essa data.</text:p>
                </text:list-item>
              </text:list>
            </text:list-item>
            <text:list-item>
              <text:p text:style-name="P23">O relatório técnico pode incluir a melhoria do plano (PR2) que foi apresentado anteriormente. </text:p>
            </text:list-item>
            <text:list-item>
              <text:p text:style-name="P23">O relatório técnico deve também incluir a descrição técnica do projeto da solução real</text:p>
              <text:list>
                <text:list-item>
                  <text:p text:style-name="P23"><text:span text:style-name="T19">P</text:span>or exemplo, incluir diagramas para a meta-modelos, explicando os meta-modelos, explicando as transformações, etc.</text:p>
                </text:list-item>
              </text:list>
            </text:list-item>
            <text:list-item>
              <text:p text:style-name="P23">Da mesma forma aos exercícios semanais, este relatório deve também incluir a justificação sobre as opções e uma análise detalhada das alternativas.</text:p>
            </text:list-item>
            <text:list-item>
              <text:p text:style-name="P23">Também é necessário incluir no relatório técnico final de uma <text:span text:style-name="T19">sessão</text:span> que deve contextualizar e justificar por que MyRecipe poderia/deveria ser organizada em torno de uma abordagem de linha de produtos. </text:p>
            </text:list-item>
            <text:list-item>
              <text:p text:style-name="P23">O relatório deve também explicar como executar e testar a solução (por exemplo, o que <text:span text:style-name="T19">fazer no</text:span> Eclipse. </text:p>
            </text:list-item>
          </text:list>
        </text:list-item>
      </text:list>
      <text:p text:style-name="P32"/>
      <text:p text:style-name="P31"/>
      <text:p text:style-name="P30"/>
      <text:p text:style-name="P29"/>
      <text:p text:style-name="P28"/>
      <text:p text:style-name="P27"/>
      <text:p text:style-name="P16"/>
      <text:p text:style-name="P9"/>
      <text:p text:style-name="P17"/>
      <text:p text:style-name="P8"/>
      <text:p text:style-name="P11"/>
      <text:p text:style-name="P10"/>
      <text:p text:style-name="P7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 style:nex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fo:background-color="transparent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A4_5f_Normal" style:next-style-name="A4_5f_Normal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Protuguês" style:family="text">
      <style:text-properties style:font-name="Courier New" fo:font-family="'Courier New'" style:font-style-name="Normal" style:font-family-generic="modern" style:font-pitch="fixed" fo:font-size="10pt" fo:background-color="transparent" style:font-size-asian="10.5pt" loext:shadow="none"/>
    </style:style>
    <style:style style:name="EInglês" style:family="text" style:parent-style-name="EProtuguês">
      <style:text-properties style:font-name="Courier New2" fo:font-family="'Courier New'" style:font-style-name="Itálico" style:font-family-generic="modern" style:font-pitch="fixed" fo:language="en" fo:country="US" fo:font-style="italic" fo:background-color="transparent" style:font-size-asian="10.5pt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fo:language="pt" fo:country="PT" officeooo:paragraph-rsid="01e94acb"/>
    </style:style>
    <style:style style:name="MP2" style:family="paragraph" style:parent-style-name="A2_5f_Rodape">
      <style:text-properties fo:language="pt" fo:country="PT"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MP4" style:family="paragraph" style:parent-style-name="A2_5f_Rodape">
      <style:text-properties fo:language="pt" fo:country="PT" officeooo:paragraph-rsid="014e6710"/>
    </style:style>
    <style:style style:name="MT1" style:family="text">
      <style:text-properties style:font-name="Courier 10 Pitch" fo:font-size="10pt" officeooo:rsid="02855add" style:font-size-asian="10pt" style:font-size-complex="10pt"/>
    </style:style>
    <style:style style:name="MT2" style:family="text">
      <style:text-properties style:font-name="Courier 10 Pitch" fo:font-size="10pt" style:font-size-asian="10pt" style:font-size-complex="10pt"/>
    </style:style>
    <style:style style:name="MT3" style:family="text">
      <style:text-properties style:font-name="Courier 10 Pitch" fo:font-size="10pt" officeooo:rsid="027310c3" style:font-size-asian="10pt" style:font-size-complex="10pt"/>
    </style:style>
    <style:style style:name="MT4" style:family="text">
      <style:text-properties style:font-name="Courier 10 Pitch" fo:font-size="10pt" officeooo:rsid="0137499c" style:font-size-asian="10pt" style:font-size-complex="10pt"/>
    </style:style>
    <style:style style:name="MT5" style:family="text">
      <style:text-properties officeooo:rsid="00fd316c"/>
    </style:style>
    <style:style style:name="MT6" style:family="text">
      <style:text-properties officeooo:rsid="013190ad"/>
    </style:style>
    <style:style style:name="MT7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EDOM</text:span><text:span text:style-name="MT2"> – </text:span><text:span text:style-name="MT3">Setembro</text:span><text:span text:style-name="MT2"><text:tab/></text:span><text:span text:style-name="MT2"><text:date style:data-style-name="N36" text:date-value="2017-09-02T01:31:43.713916428" text:fixed="true">02-09-2017</text:date></text:span><text:span text:style-name="MT2"> </text:span><text:span text:style-name="MT2"><text:time style:data-style-name="N41" text:time-value="2017-09-02T01:31:50.314509901" text:fixed="true">01:31:50</text:time></text:span></text:p>
      </style:header>
      <style:footer>
        <text:p text:style-name="MP2"><text:tab/><text:tab/><text:span text:style-name="MT4">Pág. </text:span><text:span text:style-name="MT2"><text:page-number text:select-page="current">2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5"><text:tab/>INSIS</text:span> – <text:span text:style-name="MT6">Projeto IT1<text:tab/></text:span><text:tab/><text:span text:style-name="MT7"><text:date style:data-style-name="N30" text:date-value="2017-04-16T10:51:54.261323399" text:fixed="true">16-04-2017</text:date></text:span><text:span text:style-name="MT7"> </text:span><text:span text:style-name="MT7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4">Pág. </text:span><text:span text:style-name="MT2"><text:page-number text:select-page="current">0</text:page-number></text:span><text:span text:style-name="MT2">/</text:span><text:span text:style-name="MT2"><text:page-count>3</text:page-count></text:span></text:p>
      </style:footer>
    </style:master-page>
    <style:master-page style:name="Endnote" style:page-layout-name="Mpm5"/>
    <style:master-page style:name="Left_20_Page" style:display-name="Left Page" style:page-layout-name="Mpm6" style:next-style-name="Right_20_Page"/>
    <style:master-page style:name="Right_20_Page" style:display-name="Right Page" style:page-layout-name="Mpm7" style:next-style-name="Left_20_Page"/>
    <style:master-page style:name="Envelope" style:page-layout-name="Mpm8"/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09-02T02:33:39.560735451</dc:date>
    <meta:editing-duration>P4DT13H21S</meta:editing-duration>
    <meta:editing-cycles>339</meta:editing-cycles>
    <meta:generator>LibreOffice/5.1.6.2$Linux_X86_64 LibreOffice_project/10m0$Build-2</meta:generator>
    <meta:document-statistic meta:table-count="0" meta:image-count="0" meta:object-count="0" meta:page-count="3" meta:paragraph-count="79" meta:word-count="847" meta:character-count="5203" meta:non-whitespace-character-count="4464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